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style:font-name="Roboto" fo:color="#111111" fo:font-size="10.5pt" style:font-size-asian="10.5pt" style:font-size-complex="10.5pt" fo:background-color="#F3F3F3"/>
    </style:style>
    <style:style style:name="P4" style:parent-style-name="Normal" style:family="paragraph">
      <style:text-properties style:font-name="Roboto" fo:color="#111111" fo:font-size="10.5pt" style:font-size-asian="10.5pt" style:font-size-complex="10.5pt" fo:background-color="#F3F3F3"/>
    </style:style>
    <style:style style:name="P5" style:parent-style-name="Normal" style:family="paragraph">
      <style:text-properties style:font-name="Roboto" fo:color="#111111" fo:font-size="10.5pt" style:font-size-asian="10.5pt" style:font-size-complex="10.5pt" fo:background-color="#F3F3F3"/>
    </style:style>
    <style:style style:name="P6" style:parent-style-name="Normal" style:family="paragraph">
      <style:text-properties style:font-name="Roboto" fo:color="#111111" fo:font-size="10.5pt" style:font-size-asian="10.5pt" style:font-size-complex="10.5pt" fo:background-color="#F3F3F3"/>
    </style:style>
    <style:style style:name="T7" style:parent-style-name="Strong" style:family="text">
      <style:text-properties style:font-name="Roboto" fo:color="#111111" fo:font-size="10.5pt" style:font-size-asian="10.5pt" style:font-size-complex="10.5pt" fo:background-color="#F3F3F3"/>
    </style:style>
    <style:style style:name="T8" style:parent-style-name="DefaultParagraphFont" style:family="text">
      <style:text-properties style:font-name="Roboto" fo:color="#111111" fo:font-size="10.5pt" style:font-size-asian="10.5pt" style:font-size-complex="10.5pt" fo:background-color="#F3F3F3"/>
    </style:style>
    <style:style style:name="T9" style:parent-style-name="HTMLCode" style:family="text">
      <style:text-properties style:font-name-asian="Times New Roman" fo:color="#111111" fo:font-size="10.5pt" style:font-size-asian="10.5pt" style:font-size-complex="10.5pt"/>
    </style:style>
    <style:style style:name="T10" style:parent-style-name="DefaultParagraphFont" style:family="text">
      <style:text-properties style:font-name="Roboto" fo:color="#111111" fo:font-size="10.5pt" style:font-size-asian="10.5pt" style:font-size-complex="10.5pt" fo:background-color="#F3F3F3"/>
    </style:style>
    <style:style style:name="T11" style:parent-style-name="HTMLCode" style:family="text">
      <style:text-properties style:font-name-asian="Times New Roman" fo:color="#111111" fo:font-size="10.5pt" style:font-size-asian="10.5pt" style:font-size-complex="10.5pt"/>
    </style:style>
    <style:style style:name="T12" style:parent-style-name="DefaultParagraphFont" style:family="text">
      <style:text-properties style:font-name="Roboto" fo:color="#111111" fo:font-size="10.5pt" style:font-size-asian="10.5pt" style:font-size-complex="10.5pt" fo:background-color="#F3F3F3"/>
    </style:style>
    <style:style style:name="T13" style:parent-style-name="HTMLCode" style:family="text">
      <style:text-properties style:font-name-asian="Times New Roman" fo:color="#111111" fo:font-size="10.5pt" style:font-size-asian="10.5pt" style:font-size-complex="10.5pt"/>
    </style:style>
    <style:style style:name="T14" style:parent-style-name="DefaultParagraphFont" style:family="text">
      <style:text-properties style:font-name="Roboto" fo:color="#111111" fo:font-size="10.5pt" style:font-size-asian="10.5pt" style:font-size-complex="10.5pt" fo:background-color="#F3F3F3"/>
    </style:style>
    <style:style style:name="T15" style:parent-style-name="HTMLCode" style:family="text">
      <style:text-properties style:font-name-asian="Times New Roman" fo:color="#111111" fo:font-size="10.5pt" style:font-size-asian="10.5pt" style:font-size-complex="10.5pt"/>
    </style:style>
    <style:style style:name="T16" style:parent-style-name="DefaultParagraphFont" style:family="text">
      <style:text-properties style:font-name="Roboto" fo:color="#111111" fo:font-size="10.5pt" style:font-size-asian="10.5pt" style:font-size-complex="10.5pt" fo:background-color="#F3F3F3"/>
    </style:style>
    <style:style style:name="T17" style:parent-style-name="HTMLCode" style:family="text">
      <style:text-properties style:font-name-asian="Times New Roman" fo:color="#111111" fo:font-size="10.5pt" style:font-size-asian="10.5pt" style:font-size-complex="10.5pt"/>
    </style:style>
    <style:style style:name="T18" style:parent-style-name="DefaultParagraphFont" style:family="text">
      <style:text-properties style:font-name="Roboto" fo:color="#111111" fo:font-size="10.5pt" style:font-size-asian="10.5pt" style:font-size-complex="10.5pt" fo:background-color="#F3F3F3"/>
    </style:style>
    <style:style style:name="T19" style:parent-style-name="HTMLCode" style:family="text">
      <style:text-properties style:font-name-asian="Times New Roman" fo:color="#111111" fo:font-size="10.5pt" style:font-size-asian="10.5pt" style:font-size-complex="10.5pt"/>
    </style:style>
    <style:style style:name="T20" style:parent-style-name="DefaultParagraphFont" style:family="text">
      <style:text-properties style:font-name="Roboto" fo:color="#111111" fo:font-size="10.5pt" style:font-size-asian="10.5pt" style:font-size-complex="10.5pt" fo:background-color="#F3F3F3"/>
    </style:style>
    <style:style style:name="P21" style:parent-style-name="Normal" style:family="paragraph">
      <style:text-properties style:font-name="Roboto" fo:color="#111111" fo:font-size="10.5pt" style:font-size-asian="10.5pt" style:font-size-complex="10.5pt" fo:background-color="#F3F3F3"/>
    </style:style>
    <style:style style:name="P22" style:parent-style-name="NormalWeb" style:list-style-name="LFO1" style:family="paragraph">
      <style:paragraph-properties fo:margin-top="0in" fo:margin-bottom="0in" fo:background-color="#F3F3F3">
        <style:background-fill draw:fill="solid" draw:fill-color="#F3F3F3"/>
      </style:paragraph-properties>
    </style:style>
    <style:style style:name="T23" style:parent-style-name="Strong" style:family="text">
      <style:text-properties style:font-name="Roboto" style:font-name-asian="Times New Roman" fo:color="#111111" fo:font-size="10.5pt" style:font-size-asian="10.5pt" style:font-size-complex="10.5pt"/>
    </style:style>
    <style:style style:name="T24" style:parent-style-name="DefaultParagraphFont" style:family="text">
      <style:text-properties style:font-name="Roboto" fo:color="#111111" fo:font-size="10.5pt" style:font-size-asian="10.5pt" style:font-size-complex="10.5pt"/>
    </style:style>
    <style:style style:name="T25" style:parent-style-name="HTMLCode" style:family="text">
      <style:text-properties style:font-name-asian="Times New Roman" fo:color="#111111"/>
    </style:style>
    <style:style style:name="T26" style:parent-style-name="DefaultParagraphFont" style:family="text">
      <style:text-properties style:font-name="Roboto" fo:color="#111111" fo:font-size="10.5pt" style:font-size-asian="10.5pt" style:font-size-complex="10.5pt"/>
    </style:style>
    <style:style style:name="T27" style:parent-style-name="HTMLCode" style:family="text">
      <style:text-properties style:font-name-asian="Times New Roman" fo:color="#111111"/>
    </style:style>
    <style:style style:name="T28" style:parent-style-name="DefaultParagraphFont" style:family="text">
      <style:text-properties style:font-name="Roboto" fo:color="#111111" fo:font-size="10.5pt" style:font-size-asian="10.5pt" style:font-size-complex="10.5pt"/>
    </style:style>
    <style:style style:name="P29" style:parent-style-name="Normal" style:family="paragraph">
      <style:text-properties fo:language="en" fo:country="US"/>
    </style:style>
  </office:automatic-styles>
  <office:body>
    <office:text text:use-soft-page-breaks="true">
      <text:p text:style-name="P1">Tomcat server related errors:-</text:p>
      <text:p text:style-name="P2"/>
      <text:p text:style-name="P3">oot@vm-cropmodule-dev-08:/opt/tomcat/bin# systemctl start tomcat Job for tomcat.service failed because the control process exited with error code. See "systemctl status tomcat.service" and "journalctl -xe" for details. root@vm-cropmodule-dev-08:/opt/tomcat/bin# journalctl -xe -- Support: http://www.ubuntu.com/support -- -- A stop job for unit tomcat.service has finished. -- -- The job identifier is 3547 and the job result is done. Jul 17 15:33:16 vm-cropmodule-dev-08 systemd[1]: Starting Tomcat... -- Subject: A start job for unit tomcat.service has begun execution -- Defined-By: systemd -- Support: http://www.ubuntu.com/support -- -- A start job for unit tomcat.service has begun execution. -- -- The job identifier is 3547. Jul 17 15:33:16 vm-cropmodule-dev-08 startup.sh[3810]: touch: cannot touch '/opt/tomcat/logs/catalina.out': Permission denied Jul 17 15:33:16 vm-cropmodule-dev-08 startup.sh[3804]: /opt/tomcat/bin/catalina.sh: 466: cannot create /opt/tomcat/logs/catalina.out: Pe&gt; Jul 17 15:33:16 vm-cropmodule-dev-08 systemd[1]: tomcat.service: Control process exited, code=exited, status=2/INVALIDARGUMENT -- Subject: Unit process exited -- Defined-By: systemd -- Support: http://www.ubuntu.com/support -- -- An ExecStart= process belonging to unit tomcat.service has exited. -- -- The process' exit code is 'exited' and its exit status is 2. Jul 17 15:33:16 vm-cropmodule-dev-08 systemd[1]: tomcat.service: Failed with result 'exit-code'. -- Subject: Unit failed -- Defined-By: systemd -- Support: http://www.ubuntu.com/support -- -- The unit tomcat.service has entered the 'failed' state with result 'exit-code'. Jul 17 15:33:16 vm-cropmodule-dev-08 systemd[1]: Failed to start Tomcat. -- Subject: A start job for unit tomcat.service has failed.</text:p>
      <text:p text:style-name="P4"/>
      <text:p text:style-name="P5"/>
      <text:p text:style-name="P6">Solution:-<text:s/></text:p>
      <text:p text:style-name="Normal"><text:span text:style-name="T7">hange the permissions if necessary</text:span><text:span text:style-name="T8">: If the user trying to start Tomcat (in this case, </text:span><text:span text:style-name="T9">root</text:span><text:span text:style-name="T10">) does not have the necessary permissions, you can change the permissions of the directory using the </text:span><text:span text:style-name="T11">chmod</text:span><text:span text:style-name="T12"> command, or change the owner and group using the </text:span><text:span text:style-name="T13">chown</text:span><text:span text:style-name="T14"> command. For example, </text:span><text:span text:style-name="T15">sudo chown -R tomcat:tomcat /opt/tomcat</text:span><text:span text:style-name="T16"> would change the owner and group of all files and directories under </text:span><text:span text:style-name="T17">/opt/tomcat</text:span><text:span text:style-name="T18"> to </text:span><text:span text:style-name="T19">tomcat</text:span><text:span text:style-name="T20">.<text:s/></text:span></text:p>
      <text:p text:style-name="P21"/>
      <text:list text:style-name="LFO1" text:continue-numbering="true">
        <text:list-item>
          <text:p text:style-name="P22"><text:span text:style-name="T23">Check the permissions of the logs directory</text:span><text:span text:style-name="T24">: Use the </text:span><text:span text:style-name="T25">ls -l</text:span><text:span text:style-name="T26"> command to check the permissions of the </text:span><text:span text:style-name="T27">/opt/tomcat/logs/</text:span><text:span text:style-name="T28"> directory. The output will show the owner and group of the directory, as well as the permissions for the owner, group, and others.</text:span></text:p>
        </text:list-item>
      </text:list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ejeswara Rao C :: Kshema</meta:initial-creator>
    <dc:creator>Tejeswara Rao C :: Kshema</dc:creator>
    <meta:creation-date>2024-07-17T10:08:00Z</meta:creation-date>
    <dc:date>2024-07-18T13:18:00Z</dc:date>
    <meta:template xlink:href="Normal.dotm" xlink:type="simple"/>
    <meta:editing-cycles>1</meta:editing-cycles>
    <meta:editing-duration>PT1380S</meta:editing-duration>
    <meta:user-defined meta:name="MSIP_Label_9d177937-f7cd-4cd9-b37c-43299b5c9bd1_Enabled">true</meta:user-defined>
    <meta:user-defined meta:name="MSIP_Label_9d177937-f7cd-4cd9-b37c-43299b5c9bd1_SetDate">2024-07-18T12:55:44Z</meta:user-defined>
    <meta:user-defined meta:name="MSIP_Label_9d177937-f7cd-4cd9-b37c-43299b5c9bd1_Method">Standard</meta:user-defined>
    <meta:user-defined meta:name="MSIP_Label_9d177937-f7cd-4cd9-b37c-43299b5c9bd1_Name">Internal</meta:user-defined>
    <meta:user-defined meta:name="MSIP_Label_9d177937-f7cd-4cd9-b37c-43299b5c9bd1_SiteId">225a33a3-a252-427b-a09a-5ae946b50ce4</meta:user-defined>
    <meta:user-defined meta:name="MSIP_Label_9d177937-f7cd-4cd9-b37c-43299b5c9bd1_ActionId">685e23f5-cafa-45bf-aa07-ab6c8ce01db4</meta:user-defined>
    <meta:user-defined meta:name="MSIP_Label_9d177937-f7cd-4cd9-b37c-43299b5c9bd1_ContentBits">0</meta:user-defined>
    <meta:document-statistic meta:page-count="1" meta:paragraph-count="4" meta:word-count="368" meta:character-count="2464" meta:row-count="17" meta:non-whitespace-character-count="2100"/>
  </office:meta>
</office:document-meta>
</file>